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helvetica" svg:font-family="helvetica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3.3389in" style:rel-column-width="5334*"/>
    </style:style>
    <style:style style:name="Table2.B" style:family="table-column">
      <style:table-column-properties style:column-width="0.7938in" style:rel-column-width="1268*"/>
    </style:style>
    <style:style style:name="Table2.C" style:family="table-column">
      <style:table-column-properties style:column-width="0.4493in" style:rel-column-width="718*"/>
    </style:style>
    <style:style style:name="Table2.D" style:family="table-column">
      <style:table-column-properties style:column-width="1.025in" style:rel-column-width="1638*"/>
    </style:style>
    <style:style style:name="Table2.E" style:family="table-column">
      <style:table-column-properties style:column-width="1.0861in" style:rel-column-width="1735*"/>
    </style:style>
    <style:style style:name="Table2.A1" style:family="table-cell">
      <style:table-cell-properties style:vertical-align="bottom"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007in solid #b3b3b3"/>
    </style:style>
    <style:style style:name="Table2.C8" style:family="table-cell">
      <style:table-cell-properties fo:padding="0.0382in" fo:border-left="none" fo:border-right="none" fo:border-top="0.0007in solid #000000" fo:border-bottom="none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2.6354in" style:rel-column-width="4210*"/>
    </style:style>
    <style:style style:name="Table1.B" style:family="table-column">
      <style:table-column-properties style:column-width="2.2986in" style:rel-column-width="3672*"/>
    </style:style>
    <style:style style:name="Table1.C" style:family="table-column">
      <style:table-column-properties style:column-width="1.7597in" style:rel-column-width="2811*"/>
    </style:style>
    <style:style style:name="Table1.A1" style:family="table-cell">
      <style:table-cell-properties style:vertical-align="bottom" fo:padding="0.0382in" fo:border-left="0.0007in solid #cccccc" fo:border-right="none" fo:border-top="0.0007in solid #cccccc" fo:border-bottom="0.0007in solid #cccccc"/>
    </style:style>
    <style:style style:name="Table1.C1" style:family="table-cell">
      <style:table-cell-properties style:vertical-align="bottom" fo:padding="0.0382in" fo:border="0.0007in solid #cccccc"/>
    </style:style>
    <style:style style:name="Table1.A2" style:family="table-cell">
      <style:table-cell-properties fo:padding="0.0382in" fo:border-left="0.0007in solid #cccccc" fo:border-right="none" fo:border-top="none" fo:border-bottom="0.0007in solid #cccccc"/>
    </style:style>
    <style:style style:name="Table1.C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P1" style:family="paragraph" style:parent-style-name="terp_5f_default_5f_Italic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0.2693in" fo:margin-right="-0.0047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0.2693in" fo:margin-right="-0.0047in" fo:text-align="start" style:justify-single-word="false" fo:text-indent="0in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0.1701in" fo:margin-bottom="0.1701in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9" style:family="paragraph" style:parent-style-name="terp_5f_tblheader_5f_General_5f_Centre">
      <style:text-properties fo:color="#000000" style:font-name="DejaVu Sans"/>
    </style:style>
    <style:style style:name="P10" style:family="paragraph" style:parent-style-name="terp_5f_tblheader_5f_Details_5f_Centre">
      <style:text-properties fo:color="#000000" style:font-name="DejaVu Sans"/>
    </style:style>
    <style:style style:name="P11" style:family="paragraph" style:parent-style-name="terp_5f_tblheader_5f_Details_5f_Right">
      <style:text-properties fo:color="#000000" style:font-name="DejaVu Sans"/>
    </style:style>
    <style:style style:name="P12" style:family="paragraph" style:parent-style-name="terp_5f_default_5f_Centre_5f_8"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13"><text:text-input text:description="&lt;o.partner_id.department_company_ext&gt;">o.partner_id.department_company_ext</text:text-input></text:p>
      <text:p text:style-name="P13"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/text:p>
      <text:p text:style-name="P13"><text:text-input text:description="&lt;o.partner_address_id.street&gt;">o.partner_address_id.street</text:text-input> <text:span text:style-name="T2"><text:text-input text:description="&lt;if test=&quot;o.partner_address_id.street2&quot;&gt;">&lt;if test="o.partner_address_id.street2"&gt;</text:text-input></text:span><text:span text:style-name="T2"><text:line-break/></text:span><text:span text:style-name="T2"><text:text-input text:description="&lt;o.partner_address_id.street2&gt;">&lt;o.partner_address_id.street2&gt;</text:text-input></text:span><text:span text:style-name="T2"><text:text-input text:description="&lt;/if&gt;">/if</text:text-input></text:span></text:p>
      <text:p text:style-name="P13"><text:text-input text:description="&lt;o.partner_address_id.zip&gt;">o.partner_address_id.zip</text:text-input> <text:text-input text:description="&lt;o.partner_address_id.city&gt;">o.partner_address_id.city</text:text-input></text:p>
      <text:p text:style-name="P13"><text:text-input text:description="&lt;o.partner_address_id.country_id.name&gt;">o.partner_address_id.country_id.name</text:text-input></text:p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9"><text:text-input text:description="&lt;_(&quot;Order Date&quot;)&gt;">Order Date</text:text-input></text:p>
          </table:table-cell>
          <table:table-cell table:style-name="Table1.C1" office:value-type="string">
            <text:p text:style-name="P9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2"><text:text-input text:description="&lt; o.name&gt;">o.name</text:text-input></text:p>
          </table:table-cell>
          <table:table-cell table:style-name="Table1.A2" office:value-type="string">
            <text:p text:style-name="P12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2"><text:text-input text:description="&lt; o.validator.name &gt;"/><text:text-input text:description="&lt; o.validator.name &gt;">o.validator.name</text:text-input></text:p>
          </table:table-cell>
        </table:table-row>
      </table:table>
      <text:p text:style-name="P13"/>
      <text:p text:style-name="P13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10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1"><text:text-input text:description="&lt;_(&quot;Unit Price&quot;)&gt;">Unit Price</text:text-input></text:p>
          </table:table-cell>
          <table:table-cell table:style-name="Table2.A1" office:value-type="string">
            <text:p text:style-name="P11"><text:text-input text:description="&lt;_(&quot;Net Price&quot;)&gt;">Net Price</text:text-input></text:p>
          </table:table-cell>
        </table:table-row>
        <table:table-row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4"><text:text-input text:description="&lt;line.name&gt;">line.name</text:text-input></text:p>
          </table:table-cell>
          <table:table-cell table:style-name="Table2.A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A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A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<text:text-input text:description="&lt;line.notes&gt;">&lt;line.notes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C8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5"/>
          </table:table-cell>
          <table:table-cell table:style-name="Table2.C8" table:number-columns-spanned="2" office:value-type="string">
            <text:p text:style-name="P15"><text:text-input text:description="&lt;_(&quot;Total :&quot;)&gt;">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helvetica" svg:font-family="helvetica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6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5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9-04T10:59:43</meta:creation-date>
    <dc:date>2013-07-20T11:44:59</dc:date>
    <meta:editing-cycles>309</meta:editing-cycles>
    <meta:editing-duration>P1DT8H50M5S</meta:editing-duration>
    <meta:document-statistic meta:table-count="2" meta:image-count="0" meta:object-count="0" meta:page-count="1" meta:paragraph-count="33" meta:word-count="96" meta:character-count="1376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